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2d038" officeooo:paragraph-rsid="0012d038" style:font-weight-asian="bold" style:font-weight-complex="bold"/>
    </style:style>
    <style:style style:name="P2" style:family="paragraph" style:parent-style-name="Standard">
      <style:text-properties fo:font-style="normal" style:text-underline-style="none" fo:font-weight="normal" officeooo:rsid="0013d592" officeooo:paragraph-rsid="0013d592" style:font-style-asian="normal" style:font-weight-asian="normal" style:font-style-complex="normal" style:font-weight-complex="normal"/>
    </style:style>
    <style:style style:name="P3" style:family="paragraph" style:parent-style-name="Standard">
      <style:paragraph-properties fo:break-before="page"/>
      <style:text-properties fo:font-style="normal" style:text-underline-style="none" fo:font-weight="normal" officeooo:rsid="0013d592" officeooo:paragraph-rsid="0013d592" style:font-style-asian="normal" style:font-weight-asian="normal" style:font-style-complex="normal" style:font-weight-complex="normal"/>
    </style:style>
    <style:style style:name="P4" style:family="paragraph" style:parent-style-name="Standard">
      <style:text-properties fo:font-style="normal" style:text-underline-style="none" fo:font-weight="normal" officeooo:rsid="00148dce" officeooo:paragraph-rsid="00148dce" style:font-style-asian="normal" style:font-weight-asian="normal" style:font-style-complex="normal" style:font-weight-complex="normal"/>
    </style:style>
    <style:style style:name="P5" style:family="paragraph" style:parent-style-name="Standard">
      <style:text-properties fo:font-style="normal" style:text-underline-style="none" fo:font-weight="bold" officeooo:rsid="0013d592" officeooo:paragraph-rsid="0013d592" style:font-style-asian="normal" style:font-weight-asian="bold" style:font-style-complex="normal" style:font-weight-complex="bold"/>
    </style:style>
    <style:style style:name="P6" style:family="paragraph" style:parent-style-name="Standard">
      <style:text-properties fo:font-style="normal" style:text-underline-style="none" fo:font-weight="bold" officeooo:rsid="00148dce" officeooo:paragraph-rsid="00148dce" style:font-style-asian="normal" style:font-weight-asian="bold" style:font-style-complex="normal" style:font-weight-complex="bold"/>
    </style:style>
    <style:style style:name="P7" style:family="paragraph" style:parent-style-name="Standard">
      <style:text-properties officeooo:paragraph-rsid="0013d592"/>
    </style:style>
    <style:style style:name="T1" style:family="text">
      <style:text-properties fo:font-style="normal" style:text-underline-style="none" fo:font-weight="normal" officeooo:rsid="0013d592" style:font-style-asian="normal" style:font-weight-asian="normal" style:font-style-complex="normal" style:font-weight-complex="normal"/>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DQKL</text:p>
      <text:p text:style-name="P1"/>
      <text:p text:style-name="P7"><text:span text:style-name="T1">1. What is kernel learning?</text:span></text:p>
      <text:p text:style-name="P2"/>
      <text:p text:style-name="P2">Ans: </text:p>
      <text:p text:style-name="P2"/>
      <text:p text:style-name="P5">Kernel Learning: An Overview</text:p>
      <text:p text:style-name="P2"/>
      <text:p text:style-name="P2"><text:span text:style-name="T2">Kernel learning </text:span>is a technique in machine learning that involves using kernel functions to implicitly map input data into a higher-dimensional feature space. This allows complex patterns to be captured by linear models in that space, making it easier to separate data that might not be linearly separable in the original input space.</text:p>
      <text:p text:style-name="P2"/>
      <text:p text:style-name="P2">1. What is a Kernel?</text:p>
      <text:p text:style-name="P2"/>
      <text:p text:style-name="P2">A <text:span text:style-name="T2">kernel </text:span>is a function that computes the similarity between two data points in the original space without explicitly transforming them into the higher-dimensional space. Mathematically, given two input vectors \(x\) and \(y\), the kernel function \(K(x, y)\) calculates their inner product in the transformed feature space. Common examples of kernel functions include the linear kernel, polynomial kernel, and Gaussian (RBF) kernel.</text:p>
      <text:p text:style-name="P2"/>
      <text:p text:style-name="P2">2. What is Kernel Learning?</text:p>
      <text:p text:style-name="P2"/>
      <text:p text:style-name="P2"><text:span text:style-name="T2">Kernel learning</text:span> refers to the process of learning the optimal kernel function or its parameters during the training of a model. Instead of fixing the kernel function beforehand, kernel learning aims to find the best kernel that maximizes the model's performance for a given task.</text:p>
      <text:p text:style-name="P2"/>
      <text:p text:style-name="P2">3. Why is the Kernel Matrix Size Quadratic to the Parameter Space?</text:p>
      <text:p text:style-name="P2"/>
      <text:p text:style-name="P2">The <text:span text:style-name="T2">kernel matrix</text:span> also known as the <text:span text:style-name="T2">Gram matrix, </text:span>is constructed by evaluating the kernel function for every pair of input data points in the dataset. If you have \(n\) data points, the kernel matrix will be an \(n \times n\) matrix, where each entry \(K(i, j)\) represents the kernel function evaluated on the \(i\)-th and \(j\)-th data points. This makes the kernel matrix size quadratic (\(O(n^2)\)) in the number of data points.</text:p>
      <text:p text:style-name="P2"/>
      <text:p text:style-name="P2">4. What is the Kernel Learning?</text:p>
      <text:p text:style-name="P2"/>
      <text:p text:style-name="P2">Kernel learning involves optimizing the kernel function to enhance the model's ability to generalize from the training data. This can include learning the parameters of a fixed kernel function (e.g., the bandwidth of an RBF kernel) or selecting the best combination of multiple kernels (e.g., a combination of polynomial and Gaussian kernels).</text:p>
      <text:p text:style-name="P2"/>
      <text:p text:style-name="P2">5. What is the Kernel Learning?</text:p>
      <text:p text:style-name="P2"/>
      <text:p text:style-name="P2">The "kernel" in kernel learning is the function that measures similarity between data points. The "learning" part refers to finding the most appropriate kernel or tuning its parameters so that the model performs well on the given task. The goal is to capture the underlying structure in the data, enabling the model to make accurate predictions.</text:p>
      <text:p text:style-name="P3">2. What is Gaussian kernel and the associated RBF?</text:p>
      <text:p text:style-name="P2"/>
      <text:p text:style-name="P2">Ans. </text:p>
      <text:p text:style-name="P5">Gaussian RBF Kernel: An Overview</text:p>
      <text:p text:style-name="P2"/>
      <text:p text:style-name="P2">The **Gaussian Radial Basis Function (RBF) kernel** is one of the most widely used kernel functions in machine learning, particularly in support vector machines (SVMs) and kernelized versions of algorithms. It is known for its ability to handle non-linear relationships in the data effectively.</text:p>
      <text:p text:style-name="P2"/>
      <text:p text:style-name="P2">1. What is the Gaussian RBF Kernel?</text:p>
      <text:p text:style-name="P2"/>
      <text:p text:style-name="P2">The Gaussian RBF kernel is defined as:</text:p>
      <text:p text:style-name="P2"/>
      <text:p text:style-name="P2">K(x, y) = \exp\left(-\frac{\|x - y\|^2}{2\sigma^2}\right)</text:p>
      <text:p text:style-name="P2"/>
      <text:p text:style-name="P2">where:</text:p>
      <text:p text:style-name="P2">- \(x\) and \(y\) are input vectors (data points).</text:p>
      <text:p text:style-name="P2">- \(\|x - y\|\) is the Euclidean distance between \(x\) and \(y\).</text:p>
      <text:p text:style-name="P2">- \(\sigma\) is a parameter that controls the width of the Gaussian function.</text:p>
      <text:p text:style-name="P2"/>
      <text:p text:style-name="P2">The RBF kernel computes the similarity between two data points based on their distance in the input space. If two points are close together, their similarity (kernel value) will be close to 1. If they are far apart, the similarity will approach 0.</text:p>
      <text:p text:style-name="P2"/>
      <text:p text:style-name="P2">2. Intuition Behind the Gaussian RBF Kernel</text:p>
      <text:p text:style-name="P2"/>
      <text:p text:style-name="P2">- **Local Similarity:** The Gaussian RBF kernel measures the local similarity between data points. It assigns higher similarity values to points that are close to each other and lower values to points that are far apart. This makes it well-suited for capturing complex, non-linear relationships in the data.</text:p>
      <text:p text:style-name="P2"/>
      <text:p text:style-name="P2">- **Non-Linear Mapping:** Although the RBF kernel operates in the original input space, it implicitly maps the data into an infinite-dimensional feature space. This means that the kernel can capture intricate patterns and decision boundaries that would be difficult or impossible to represent with a linear model.</text:p>
      <text:p text:style-name="P2"/>
      <text:p text:style-name="P2">- **Flexibility:** The parameter \(\sigma\) (or sometimes denoted as \(\gamma = \frac{1}{2\sigma^2}\)) controls the spread of the Gaussian function. A small \(\sigma\) value results in a narrow kernel, focusing more on nearby points, leading to a more complex model that can fit the data very closely. A larger \(\sigma\) value makes the kernel broader, considering points farther away, which leads to smoother, simpler models.</text:p>
      <text:p text:style-name="P2"/>
      <text:p text:style-name="P2">3. Advantages of the Gaussian RBF Kernel</text:p>
      <text:p text:style-name="P2"/>
      <text:p text:style-name="P2">- **Handles Non-Linearity:** The RBF kernel is particularly effective in situations where the relationship between input variables and the target variable is highly non-linear.</text:p>
      <text:p text:style-name="P2"><text:s text:c="2"/></text:p>
      <text:p text:style-name="P2">- **No Need for Explicit Feature Mapping:** The kernel trick allows you to compute the dot product in the high-dimensional feature space without explicitly performing the transformation, saving computation time and memory.</text:p>
      <text:p text:style-name="P2"/>
      <text:p text:style-name="P2"><text:soft-page-break/>3. Practical Considerations</text:p>
      <text:p text:style-name="P2"/>
      <text:p text:style-name="P2">- **Parameter Tuning:** The performance of a model using the RBF kernel is highly dependent on the choice of the \(\sigma\) (or \(\gamma\)) parameter. Cross-validation is commonly used to find the optimal value.</text:p>
      <text:p text:style-name="P2"/>
      <text:p text:style-name="P2">- **Computational Complexity:** While the kernel trick reduces the need for explicit feature transformations, working with the kernel matrix can still be computationally expensive, especially for large datasets, since the size of the kernel matrix is quadratic in the number of data points.</text:p>
      <text:p text:style-name="P2"/>
      <text:p text:style-name="P2">4. Example Use Case: Support Vector Machines (SVMs)</text:p>
      <text:p text:style-name="P2"/>
      <text:p text:style-name="P2">In SVMs, the RBF kernel allows the model to find complex decision boundaries that can separate classes that are not linearly separable in the original input space. This is achieved by transforming the data into a higher-dimensional space, where a linear hyperplane can be found to separate the classes.</text:p>
      <text:p text:style-name="P2"/>
      <text:p text:style-name="P4">3) How is the kernel selected and what is the “kernel trick”?</text:p>
      <text:p text:style-name="P4"/>
      <text:p text:style-name="P4">Ans: </text:p>
      <text:p text:style-name="P6">The Kernel Trick in SVMs</text:p>
      <text:p text:style-name="P4"/>
      <text:p text:style-name="P4">In support vector machines (SVMs) and other kernel methods, the kernel trick allows us to find a hyperplane that separates data that may not be linearly separable in the original input space. The idea is to map the input data \(x \in \mathbb{R}^{n}\) into a higher-dimensional feature space \(\Phi(x)\) where a linear separation becomes possible. The goal is to classify data using the function:</text:p>
      <text:p text:style-name="P4"/>
      <text:p text:style-name="P4">f(x) = w^{T} \Phi(x) + b</text:p>
      <text:p text:style-name="P4"/>
      <text:p text:style-name="P4">where \(w\) is the weight vector, \(b\) is the bias, and \(\Phi(x)\) is the feature mapping function.</text:p>
      <text:p text:style-name="P4"/>
      <text:p text:style-name="P4">1. The Kernel Trick</text:p>
      <text:p text:style-name="P4"/>
      <text:p text:style-name="P4">The **kernel trick** allows you to compute the dot product \(\langle \Phi(x), \Phi(x') \rangle\) in the high-dimensional feature space without explicitly calculating \(\Phi(x)\) for every data point. Instead, you use a kernel function \(K(x, x')\) that computes this dot product directly in the input space:</text:p>
      <text:p text:style-name="P4"/>
      <text:p text:style-name="P4">K(x, x') = \langle \Phi(x), \Phi(x') \rangle</text:p>
      <text:p text:style-name="P4"/>
      <text:p text:style-name="P4">By using a kernel function, you avoid the potentially high computational cost of explicitly mapping \(x\) into the high-dimensional space. The SVM's optimization problem only depends on the dot products between the data points, which are replaced by the kernel function.</text:p>
      <text:p text:style-name="P4"/>
      <text:p text:style-name="P4">2. \( w \) as the Linear Span of \(\Phi(x)\)</text:p>
      <text:p text:style-name="P4"/>
      <text:p text:style-name="P4">In the dual formulation of SVMs, the weight vector \(w\) in the high-dimensional feature space can be expressed as a linear combination of the mapped training examples:</text:p>
      <text:p text:style-name="P4"/>
      <text:p text:style-name="P4">w = \sum_{i=1}^{m} \alpha_i y_i \Phi(x_i)</text:p>
      <text:p text:style-name="P4"/>
      <text:p text:style-name="P4"><text:soft-page-break/>Here, \(\alpha_i\) are the dual coefficients obtained from solving the SVM optimization problem, and \(y_i\) are the class labels. This means that \(w\) lies in the linear span of the mapped data points \(\Phi(x_i)\). Essentially, \(w\) is formed by summing up the contributions of the support vectors (the most important training points that define the decision boundary) in the feature space.</text:p>
      <text:p text:style-name="P4"/>
      <text:p text:style-name="P4">Thus, \(w\) is not an arbitrary vector in the feature space, but rather a weighted sum of the support vectors in that space. This is why we say that \(w\) is in the linear span of \(\Phi(x)\).</text:p>
      <text:p text:style-name="P4"/>
      <text:p text:style-name="P4">3. Deciding an Ideal Kernel</text:p>
      <text:p text:style-name="P4"/>
      <text:p text:style-name="P4">Choosing the ideal kernel depends on the characteristics of the data and the specific problem you are trying to solve. Here are some general guidelines:</text:p>
      <text:p text:style-name="P4"/>
      <text:p text:style-name="P4">1. <text:span text:style-name="T2">Linear Kernel</text:span></text:p>
      <text:p text:style-name="P4"><text:s text:c="3"/>- Use a linear kernel if you believe the data is linearly separable in the original input space. This is often effective when the number of features is high relative to the number of data points.</text:p>
      <text:p text:style-name="P4"/>
      <text:p text:style-name="P4">2. <text:span text:style-name="T2">Polynomial Kernel</text:span>:</text:p>
      <text:p text:style-name="P4"><text:s text:c="3"/>- Use a polynomial kernel when the data may have polynomial relationships. The degree of the polynomial can control the flexibility of the decision boundary.</text:p>
      <text:p text:style-name="P4"/>
      <text:p text:style-name="P4">3. <text:span text:style-name="T2">Gaussian (RBF) Kernel</text:span></text:p>
      <text:p text:style-name="P4"><text:s text:c="3"/>- The Gaussian RBF kernel is a good default choice for non-linear data. It works well when you expect the decision boundary to be complex and not easily modeled by a polynomial function.</text:p>
      <text:p text:style-name="P4"><text:s text:c="3"/>- The key parameter \(\sigma\) (or \(\gamma\)) needs to be tuned carefully using techniques like cross-validation.</text:p>
      <text:p text:style-name="P4"/>
      <text:p text:style-name="P4">4. <text:span text:style-name="T2">Sigmoid Kernel</text:span>:</text:p>
      <text:p text:style-name="P4"><text:s text:c="3"/>- The sigmoid kernel is related to neural networks and can be useful in specific cases, though it is less commonly used than the Gaussian or polynomial kernels.</text:p>
      <text:p text:style-name="P4"/>
      <text:p text:style-name="P4">5. <text:span text:style-name="T2">Custom Kernel</text:span></text:p>
      <text:p text:style-name="P4"><text:s text:c="3"/>- In some cases, you might need to define a custom kernel based on domain-specific knowledge. This could involve combining multiple kernels or creating a kernel function that captures the unique structure of the data.</text:p>
      <text:p text:style-name="P4"/>
      <text:p text:style-name="P4">4. Tuning and Validation</text:p>
      <text:p text:style-name="P4"/>
      <text:p text:style-name="P4">Once you choose a kernel, you typically need to tune its hyperparameters (like the degree of a polynomial kernel or the \(\gamma\) parameter in the RBF kernel) to optimize performance. Cross-validation is a common technique for this, where the model is trained and validated on different subsets of the data to find the best parameter settings.</text:p>
      <text:p text:style-name="P4"/>
      <text:p text:style-name="P4">The kernel should be chosen based on experimentation and performance on the validation set. The goal is to select a kernel that captures the underlying structure of the data without overfitt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6T19:13:58.393866929</meta:creation-date>
    <dc:date>2024-08-16T23:31:02.493197317</dc:date>
    <meta:editing-duration>PT3H4M</meta:editing-duration>
    <meta:editing-cycles>1</meta:editing-cycles>
    <meta:document-statistic meta:table-count="0" meta:image-count="0" meta:object-count="0" meta:page-count="4" meta:paragraph-count="71" meta:word-count="1561" meta:character-count="9743" meta:non-whitespace-character-count="8229"/>
    <meta:generator>LibreOffice/24.2.4.2$Linux_X86_64 LibreOffice_project/420$Build-2</meta:generator>
  </office:meta>
</office:document-meta>
</file>